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fo:color="#ff3333"/>
    </style:style>
    <style:style style:name="P5" style:family="paragraph">
      <style:text-properties fo:color="#ff3333"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ff333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" draw:id="id9" draw:layer="layout" svg:width="1.701cm" svg:height="1.663cm" svg:x="9.137cm" svg:y="9.452cm">
          <text:p text:style-name="P3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3" draw:text-style-name="P1" xml:id="id17" draw:id="id17" draw:layer="layout" svg:width="1.701cm" svg:height="1.663cm" svg:x="20.123cm" svg:y="10.43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  <draw:frame draw:style-name="gr5" draw:text-style-name="P5" draw:layer="layout" svg:width="1.014cm" svg:height="1.28cm" svg:x="1.783cm" svg:y="3.887cm">
          <draw:text-box>
            <text:p text:style-name="P4"><text:span text:style-name="T3">1</text:span></text:p>
          </draw:text-box>
        </draw:frame>
        <draw:frame draw:style-name="gr5" draw:text-style-name="P5" draw:layer="layout" svg:width="1.014cm" svg:height="1.28cm" svg:x="3.783cm" svg:y="6.087cm">
          <draw:text-box>
            <text:p text:style-name="P4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7T11:09:06.797805908</dc:date>
    <dc:creator>elucterio </dc:creator>
    <meta:editing-duration>PT8H47M22S</meta:editing-duration>
    <meta:editing-cycles>61</meta:editing-cycles>
    <meta:generator>LibreOffice/4.2.8.2$Linux_X86_64 LibreOffice_project/420m0$Build-2</meta:generator>
    <meta:document-statistic meta:object-count="37"/>
  </office:meta>
</office:document-meta>
</file>